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Object 1/meta.xml" manifest:media-type="text/xml"/>
  <manifest:file-entry manifest:full-path="Object 1/styles.xml" manifest:media-type="text/xml"/>
  <manifest:file-entry manifest:full-path="Object 1/Pictures/100000000000005E0000005EF75A91A4.jpg" manifest:media-type="image/jpeg"/>
  <manifest:file-entry manifest:full-path="Object 1/Pictures/10000000000002000000020005FC09DC.jpg" manifest:media-type="image/jpeg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642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ce2"/>
        <table:table-row table:style-name="ro1">
          <table:table-cell table:style-name="ce1" office:value-type="string" calcext:value-type="string">
            <text:p>Year</text:p>
          </table:table-cell>
          <table:table-cell table:style-name="ce1" office:value-type="string" calcext:value-type="string">
            <text:p>SMEs and Individuals Share (%)</text:p>
          </table:table-cell>
          <table:table-cell table:style-name="ce1" office:value-type="string" calcext:value-type="string">
            <text:p>KangaPages Market Share (%)</text:p>
          </table:table-cell>
          <table:table-cell table:style-name="ce1" office:value-type="string" calcext:value-type="string">
            <text:p>KangaPages Clients</text:p>
          </table:table-cell>
          <table:table-cell table:style-name="ce1" office:value-type="string" calcext:value-type="string">
            <text:p>Number of Potential Clients</text:p>
          </table:table-cell>
          <table:table-cell table:style-name="ce1" office:value-type="string" calcext:value-type="string">
            <text:p>SMEs and Individuals Market Size (KES billion)</text:p>
          </table:table-cell>
          <table:table-cell table:style-name="ce1" office:value-type="string" calcext:value-type="string">
            <text:p>Total Market Size (KES billion)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15000" calcext:value-type="float">
            <text:p>15000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750" calcext:value-type="float">
            <text:p>750</text:p>
          </table:table-cell>
          <table:table-cell office:value-type="float" office:value="15000" calcext:value-type="float">
            <text:p>15000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1500" calcext:value-type="float">
            <text:p>1500</text:p>
          </table:table-cell>
          <table:table-cell office:value-type="float" office:value="15000" calcext:value-type="float">
            <text:p>15000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  <table:table-row table:style-name="ro2">
          <table:table-cell>
            <draw:frame draw:z-index="0" draw:style-name="gr1" draw:text-style-name="P1" svg:width="8.3575in" svg:height="4.7008in" svg:x="0.835in" svg:y="0.0213in">
              <draw:object draw:notify-on-update-of-ranges="Sheet1.C1:Sheet1.C1 Sheet1.C2:Sheet1.C4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13">00/00/0000</text:date>, <text:time style:data-style-name="N2" text:time-value="21:11:52.55513100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05T14:30:40.468845838</meta:creation-date>
    <dc:date>2025-05-13T22:05:23.651911591</dc:date>
    <meta:editing-duration>PT1H17M55S</meta:editing-duration>
    <meta:editing-cycles>5</meta:editing-cycles>
    <meta:generator>LibreOffice/24.2.7.2$Linux_X86_64 LibreOffice_project/420$Build-2</meta:generator>
    <meta:document-statistic meta:table-count="2" meta:cell-count="28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dash" draw:stroke-dash="Dash_20_Dot_20_Dot" svg:stroke-color="#2e2706" draw:fill="gradient" draw:fill-color="#729fcf" draw:fill-gradient-name="Submarine" draw:gradient-step-count="0" draw:opacity="50%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solid-type="cylinder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olid-type="cylinder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bitmap" draw:fill-color="#e6e6e6" draw:gradient-step-count="0" draw:fill-image-name="ChartBitmap_20_2" draw:fill-image-width="13.538cm" draw:fill-image-height="13.538cm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1.229cm" svg:height="11.941cm" xlink:href=".." xlink:type="simple" chart:class="chart:bar" chart:style-name="ch1">
        <chart:title svg:x="5.239cm" svg:y="0.374cm" chart:style-name="ch2">
          <text:p>KangaPages Market Share Predictions in three years</text:p>
        </chart:title>
        <chart:legend chart:legend-position="end" svg:x="15.738cm" svg:y="5.671cm" style:legend-expansion="high" chart:style-name="ch3"/>
        <chart:plot-area chart:style-name="ch4" table:cell-range-address="Sheet1.C1:Sheet1.C4" chart:data-source-has-labels="row" svg:x="1.435cm" svg:y="1.391cm" svg:width="13.879cm" svg:height="9.331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:coordinate-region svg:x="2.087cm" svg:y="1.391cm" svg:width="13.196cm" svg:height="8.685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>
            <chart:title svg:x="7.457cm" svg:y="10.96cm" chart:style-name="ch6">
              <text:p>TIme, (year)</text:p>
            </chart:title>
          </chart:axis>
          <chart:axis chart:dimension="y" chart:name="primary-y" chart:style-name="ch7">
            <chart:title svg:x="0.451cm" svg:y="7.396cm" chart:style-name="ch8">
              <text:p>Market Share, (%)</text:p>
            </chart:title>
            <chart:grid chart:style-name="ch9" chart:class="major"/>
          </chart:axis>
          <chart:axis chart:dimension="z" chart:name="primary-z" chart:style-name="ch5"/>
          <chart:series chart:style-name="ch10" chart:values-cell-range-address="Sheet1.C2:Sheet1.C4" chart:label-cell-address="Sheet1.C1:Sheet1.C1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angaPages Market Share (%)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Sheet1.C2:Sheet1.C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gradient draw:name="Submarine" draw:style="linear" draw:start-color="#dde8cb" draw:end-color="#b4c7dc" draw:start-intensity="100%" draw:end-intensity="100%" draw:angle="0deg" draw:border="0%">
      <loext:gradient-stop svg:offset="0" loext:color-type="rgb" loext:color-value="#dde8cb"/>
      <loext:gradient-stop svg:offset="1" loext:color-type="rgb" loext:color-value="#b4c7dc"/>
    </draw:gradient>
    <draw:fill-image draw:name="ChartBitmap_20_1" draw:display-name="ChartBitmap 1" xlink:href="Pictures/10000000000002000000020005FC09DC.jpg" xlink:type="simple" xlink:show="embed" xlink:actuate="onLoad"/>
    <draw:fill-image draw:name="ChartBitmap_20_2" draw:display-name="ChartBitmap 2" xlink:href="Pictures/100000000000005E0000005EF75A91A4.jpg" xlink:type="simple" xlink:show="embed" xlink:actuate="onLoad"/>
    <draw:stroke-dash draw:name="Dash_20_Dot_20_Dot" draw:display-name="Dash Dot Dot" draw:style="rect" draw:dots1="1" draw:dots1-length="300%" draw:dots2="2" draw:dots2-length="100%" draw:distance="100%"/>
  </office:styles>
</office:document-styles>
</file>